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E" svg:font-family="'Arial CE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32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90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15c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071c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ffffc0" fo:padding="0.071c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color="#3333cc" style:font-name="Arial CE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 CE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Arial CE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 CE" style:font-size-asian="12pt" style:font-size-complex="12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1637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6382"/>
        </table:table-row>
        <table:table-row table:style-name="ro3">
          <table:table-cell table:number-columns-repeated="8"/>
          <table:table-cell table:style-name="ce19"/>
          <table:table-cell table:number-columns-repeated="1637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637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/>
          <table:table-cell table:number-columns-repeated="1637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637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Przykłady funkcji:</text:p>
          </table:table-cell>
          <table:table-cell table:number-columns-repeated="1637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table:formula="of:=DCOUNTA([.$A$4:.$G$103];[.B4];[.I$4:.I$5])" office:value-type="float" office:value="28" calcext:value-type="float">
            <text:p>28</text:p>
          </table:table-cell>
          <table:table-cell office:value-type="string" calcext:value-type="string">
            <text:p>liczba pracowników wydziału</text:p>
          </table:table-cell>
          <table:table-cell table:number-columns-repeated="1637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table:formula="of:=DCOUNTA([.$A$4:.$G$103];[.B4];[.$I$4:.$J$5])" office:value-type="float" office:value="17" calcext:value-type="float">
            <text:p>17</text:p>
          </table:table-cell>
          <table:table-cell office:value-type="string" calcext:value-type="string">
            <text:p>liczba pracowników wydziału o danej płci</text:p>
          </table:table-cell>
          <table:table-cell table:number-columns-repeated="1637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 table:formula="of:=DMAX([.$A$4:.$G$103];[.F4];[.$I$4:.$J$5])" office:value-type="float" office:value="2000" calcext:value-type="float">
            <text:p>2000</text:p>
          </table:table-cell>
          <table:table-cell office:value-type="string" calcext:value-type="string">
            <text:p>płaca maksymalna w wydziale i płci</text:p>
          </table:table-cell>
          <table:table-cell table:number-columns-repeated="1637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637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63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6377"/>
        </table:table-row>
        <table:table-row table:style-name="ro1" table:number-rows-repeated="10484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Criteria" table:base-cell-address="$'Baza danych'.$A$1" table:expression="#REF!"/>
          <table:named-expression table:name="Excel_BuiltIn_Extract" table:base-cell-address="$'Baza danych'.$A$1" table:expression="#REF!"/>
          <table:named-range table:name="Excel_BuiltIn__FilterDatabase" table:base-cell-address="$'Baza danych'.$A$1" table:cell-range-address="$'Baza danych'.$A$4:.$G$103"/>
        </table:named-expressions>
      </table:table>
      <table:table table:name="Zadanie" table:style-name="ta2">
        <table:table-column table:style-name="co9" table:default-cell-style-name="ce5"/>
        <table:table-column table:style-name="co8" table:number-columns-repeated="16383" table:default-cell-style-name="Default"/>
        <table:table-row table:style-name="ro2">
          <table:table-cell table:style-name="ce20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6375"/>
        </table:table-row>
        <table:table-row table:style-name="ro2">
          <table:table-cell table:style-name="ce20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6375"/>
        </table:table-row>
        <table:table-row table:style-name="ro2">
          <table:table-cell table:style-name="ce20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6375"/>
        </table:table-row>
        <table:table-row table:style-name="ro2">
          <table:table-cell table:style-name="ce20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2" table:number-columns-repeated="8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3" table:style-name="ta3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obiety" table:style-name="ta4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ż pracy &lt; 3 lat" table:style-name="ta5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2 M w5 K" table:style-name="ta6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AccessDatabase" table:base-cell-address="$'Baza danych'.$A$1" table:expression="&quot;C:\WINDOWS\Profiles\zbych\Pulpit\baza.mdb&quot;"/>
        <table:named-expression table:name="Access_Button" table:base-cell-address="$'Baza danych'.$A$1" table:expression="&quot;baza_Baza_danych_Lista&quot;"/>
        <table:named-range table:name="baza_Baza_danych_Lista" table:base-cell-address="$'Baza danych'.$A$1" table:cell-range-address="$'Baza danych'.$A$4:.$G$67"/>
      </table:named-expressions>
      <table:database-ranges>
        <table:database-range table:name="__Anonymous_Sheet_DB__0" table:target-range-address="'Baza danych'.A4:'Baza danych'.G103">
          <table:filter table:target-range-address="'Baza danych'.I8" table:condition-source-range-address="'Baza danych'.I4:'Baza danych'.J5">
            <table:filter-and>
              <table:filter-condition table:data-type="number" table:value="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E" svg:font-family="'Arial CE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 CE" fo:font-family="'Arial CE'" style:font-family-generic="swiss" style:font-pitch="variable" style:font-name-complex="Arial CE" style:font-family-complex="'Arial CE'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10:17:20.481321506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  <style:footer-first style:display="false">
        <text:p><text:span text:style-name="MT1">Stro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K</meta:initial-creator>
    <meta:creation-date>1997-10-13T01:37:22</meta:creation-date>
    <dc:date>2025-11-14T10:33:48.964782066</dc:date>
    <meta:editing-cycles>2</meta:editing-cycles>
    <meta:generator>LibreOffice/24.2.7.2$Linux_X86_64 LibreOffice_project/420$Build-2</meta:generator>
    <meta:editing-duration>PT4M54S</meta:editing-duration>
    <meta:document-statistic meta:table-count="6" meta:cell-count="717" meta:object-count="0"/>
  </office:meta>
</office:document-meta>
</file>